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pitch="variable" fo:font-size="14pt" style:font-size-asian="14pt" style:font-size-complex="14pt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c3300" fo:font-family="Arial" style:font-pitch="variable" fo:font-size="14pt" style:font-size-asian="14pt" style:font-size-complex="14pt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Functional Layer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ETCONF Functional Layers</text:p>
          </draw:text-box>
        </draw:frame>
        <draw:custom-shape draw:style-name="gr1" draw:text-style-name="P4" draw:layer="layout" svg:width="3.113cm" svg:height="2.542cm" svg:x="3.572cm" svg:y="8.012cm">
          <text:p text:style-name="P3"><text:span text:style-name="T1"/></text:p>
          <text:p text:style-name="P3"><text:span text:style-name="T1"><text:s/></text:span><text:span text:style-name="T1">Manager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2.542cm" svg:x="17.502cm" svg:y="7.977cm">
          <text:p text:style-name="P3"><text:span text:style-name="T1"/></text:p>
          <text:p text:style-name="P3"><text:span text:style-name="T1"><text:s text:c="4"/></text:span><text:span text:style-name="T1">Agen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08cm" svg:height="5.994cm" svg:x="9.393cm" svg:y="7.924cm">
          <text:p text:style-name="P3"><text:span text:style-name="T1"><text:s text:c="6"/></text:span><text:span text:style-name="T1">Operations</text:span></text:p>
          <text:p text:style-name="P3"><text:span text:style-name="T1"><text:s text:c="6"/></text:span><text:span text:style-name="T1">(Methods)</text:span></text:p>
          <text:p text:style-name="P3"><text:span text:style-name="T1">--------------------------</text:span></text:p>
          <text:p text:style-name="P3"><text:span text:style-name="T1"><text:s text:c="10"/></text:span><text:span text:style-name="T1">RPC</text:span></text:p>
          <text:p text:style-name="P3"><text:span text:style-name="T1">--------------------------</text:span></text:p>
          <text:p text:style-name="P3"><text:span text:style-name="T1"><text:s text:c="7"/></text:span><text:span text:style-name="T1">Transpor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7.153cm" svg:y1="9.313cm" svg:x2="9.485cm" svg:y2="9.335cm">
          <text:p/>
        </draw:line>
        <draw:line draw:style-name="gr4" draw:text-style-name="P5" draw:layer="layout" svg:x1="14.512cm" svg:y1="9.313cm" svg:x2="17.163cm" svg:y2="9.313cm">
          <text:p/>
        </draw:line>
        <draw:custom-shape draw:style-name="gr5" draw:text-style-name="P4" draw:layer="layout" svg:width="5.044cm" svg:height="0.816cm" svg:x="9.492cm" svg:y="4.617cm">
          <text:p text:style-name="P6"><text:span text:style-name="T2">NETCONF Protocol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8.075cm" svg:height="1.926cm" svg:x="13.31cm" svg:y="14.861cm">
          <text:p text:style-name="P6"><text:span text:style-name="T3">YANG is used to define the syntax</text:span><text:span text:style-name="T3"><text:line-break/></text:span><text:span text:style-name="T3">and the semantics of the data</text:span><text:span text:style-name="T3"><text:line-break/></text:span><text:span text:style-name="T3">in this database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8cm" svg:height="1.926cm" svg:x="17.048cm" svg:y="11.95cm">
          <text:p text:style-name="P3"><text:span text:style-name="T1"><text:s text:c="4"/></text:span><text:span text:style-name="T1">NETCONF</text:span><text:span text:style-name="T1"><text:line-break/></text:span><text:span text:style-name="T1"> <text:s text:c="2"/>Configuration</text:span><text:span text:style-name="T1"><text:line-break/></text:span><text:span text:style-name="T1"> <text:s text:c="3"/>Database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8.993cm" svg:y1="10.698cm" svg:x2="18.993cm" svg:y2="11.867cm">
          <text:p/>
        </draw:line>
        <draw:line draw:style-name="gr8" draw:text-style-name="P5" draw:layer="layout" svg:x1="15.685cm" svg:y1="14.856cm" svg:x2="16.753cm" svg:y2="13.578cm">
          <text:p/>
        </draw:line>
        <draw:custom-shape draw:style-name="gr5" draw:text-style-name="P4" draw:layer="layout" svg:width="6.496cm" svg:height="1.926cm" svg:x="2.013cm" svg:y="5.151cm">
          <text:p text:style-name="P6"><text:span text:style-name="T3">YANG is used to define the</text:span><text:span text:style-name="T3"><text:line-break/></text:span><text:span text:style-name="T3">syntax and the semantics </text:span><text:span text:style-name="T3"><text:line-break/></text:span><text:span text:style-name="T3">of this layer 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5.234cm" svg:y1="6.857cm" svg:x2="9.287cm" svg:y2="6.857cm">
          <text:p/>
        </draw:line>
        <draw:custom-shape draw:style-name="gr6" draw:text-style-name="P4" draw:layer="layout" svg:width="5.08cm" svg:height="1.679cm" svg:x="9.393cm" svg:y="6.112cm">
          <text:p text:style-name="P3"><text:span text:style-name="T4"><text:s text:c="7"/></text:span><text:span text:style-name="T4">Content</text:span></text:p>
          <text:p text:style-name="P3"><text:span text:style-name="T4">(Config data, notif.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7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9" draw:layer="backgroundobjects" svg:width="8.41cm" svg:height="1.293cm" svg:x="10.993cm" svg:y="-0.004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2" draw:text-style-name="MP7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9" draw:layer="backgroundobjects" svg:width="8.41cm" svg:height="1.293cm" svg:x="10.993cm" svg:y="24.491cm" presentation:class="page-number">
          <draw:text-box>
            <text:p text:style-name="MP8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10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7-22T13:30:05</dc:date>
    <meta:print-date>2000-12-09T21:37:10</meta:print-date>
    <meta:editing-cycles>609</meta:editing-cycles>
    <meta:editing-duration>PT932H03M25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